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Text_20_body">
      <style:paragraph-properties fo:margin-left="0.1654in" fo:margin-right="0.2335in" fo:margin-top="0in" fo:margin-bottom="0.0598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2" style:family="paragraph" style:parent-style-name="Contents_20_3">
      <style:paragraph-properties>
        <style:tab-stops>
          <style:tab-stop style:position="6.939in" style:type="right" style:leader-style="dotted" style:leader-text="."/>
        </style:tab-stops>
      </style:paragraph-properties>
    </style:style>
    <style:style style:name="P15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4"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6" style:family="paragraph" style:parent-style-name="Standard">
      <style:paragraph-properties fo:margin-top="0.1201in" fo:margin-bottom="0.1201in"/>
      <style:text-properties style:font-name="Times New Roman" fo:font-style="italic" style:font-style-asian="italic" style:font-style-complex="italic"/>
    </style:style>
    <style:style style:name="P157" style:family="paragraph" style:parent-style-name="Text_20_body">
      <style:paragraph-properties fo:margin-top="0in" fo:margin-bottom="0.1201in"/>
    </style:style>
    <style:style style:name="P158" style:family="paragraph" style:parent-style-name="Text_20_body">
      <style:paragraph-properties fo:margin-top="0in" fo:margin-bottom="0.0598in"/>
    </style:style>
    <style:style style:name="P159"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0" style:family="paragraph" style:parent-style-name="Text_20_body">
      <style:paragraph-properties fo:margin-top="0in" fo:margin-bottom="0.1402in"/>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164" style:family="paragraph" style:parent-style-name="Standard">
      <style:paragraph-properties fo:text-align="center" style:justify-single-word="false"/>
    </style:style>
    <style:style style:name="P165" style:family="paragraph" style:parent-style-name="Standard" style:list-style-name="L5">
      <style:paragraph-properties fo:margin-top="0in" fo:margin-bottom="0.0783in"/>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font-style="normal" style:font-style-asian="normal" style:font-style-complex="normal"/>
    </style:style>
    <style:style style:name="P168" style:family="paragraph" style:parent-style-name="Text_20_body" style:list-style-name="L1"/>
    <style:style style:name="P169" style:family="paragraph" style:parent-style-name="Text_20_body" style:list-style-name="L2"/>
    <style:style style:name="P170" style:family="paragraph" style:parent-style-name="Text_20_body" style:list-style-name="L2">
      <style:paragraph-properties>
        <style:tab-stops>
          <style:tab-stop style:position="4.5654in"/>
        </style:tab-stops>
      </style:paragraph-properties>
    </style:style>
    <style:style style:name="P171" style:family="paragraph" style:parent-style-name="Text_20_body" style:list-style-name="L2">
      <style:paragraph-properties>
        <style:tab-stops>
          <style:tab-stop style:position="4.4626in"/>
        </style:tab-stops>
      </style:paragraph-properties>
    </style:style>
    <style:style style:name="P172" style:family="paragraph" style:parent-style-name="Text_20_body" style:list-style-name="L2">
      <style:paragraph-properties>
        <style:tab-stops>
          <style:tab-stop style:position="2.5217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1575in" fo:margin-bottom="0.0783in"/>
    </style:style>
    <style:style style:name="P182"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3"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4"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Heading_20_2">
      <style:text-properties style:font-name="Arial2" fo:font-size="10pt" style:font-size-asian="10pt" style:font-size-complex="10pt"/>
    </style:style>
    <style:style style:name="P188" style:family="paragraph" style:parent-style-name="Heading_20_2">
      <style:text-properties fo:font-style="normal" fo:font-weight="normal" style:font-style-asian="normal" style:font-weight-asian="normal" style:font-style-complex="normal" style:font-weight-complex="normal"/>
    </style:style>
    <style:style style:name="P189" style:family="paragraph" style:parent-style-name="Heading_20_2">
      <style:paragraph-properties fo:break-before="page"/>
    </style:style>
    <style:style style:name="P190" style:family="paragraph" style:parent-style-name="Appendix">
      <style:paragraph-properties fo:break-before="page"/>
    </style:style>
    <style:style style:name="P191" style:family="paragraph" style:parent-style-name="Appendix">
      <style:paragraph-properties fo:margin-left="0in" fo:margin-right="0in" fo:text-indent="0in" style:auto-text-indent="false" fo:break-before="page"/>
    </style:style>
    <style:style style:name="P192" style:family="paragraph" style:parent-style-name="Heading_20_3">
      <style:paragraph-properties fo:break-before="page"/>
    </style:style>
    <style:style style:name="P193" style:family="paragraph">
      <style:paragraph-properties fo:text-align="center"/>
    </style:style>
    <style:style style:name="P194"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5"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style>
    <style:style style:name="T155" style:family="text">
      <style:text-properties fo:color="#000000" style:font-name-complex="Arial2"/>
    </style:style>
    <style:style style:name="T156" style:family="text">
      <style:text-properties fo:color="#000000" style:font-name="Arial2" fo:font-size="10pt" style:font-size-asian="10pt" style:font-name-complex="Arial2" style:font-size-complex="10pt"/>
    </style:style>
    <style:style style:name="T157"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8" style:family="text">
      <style:text-properties fo:color="#000000" style:font-name="Arial2" fo:font-size="10.5pt" style:font-size-asian="10.5pt" style:font-name-complex="Arial2" style:font-size-complex="10.5pt"/>
    </style:style>
    <style:style style:name="T159" style:family="text">
      <style:text-properties fo:color="#000000" style:font-name="Arial2" style:font-name-complex="Arial2"/>
    </style:style>
    <style:style style:name="T16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1" style:family="text">
      <style:text-properties fo:color="#000000" style:font-name="Times New Roman" fo:font-size="10pt" fo:font-style="italic" style:font-size-asian="10pt" style:font-style-asian="italic" style:font-name-complex="Arial2" style:font-size-complex="10pt" style:font-style-complex="italic"/>
    </style:style>
    <style:style style:name="T162"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3" style:family="text">
      <style:text-properties style:font-name="Verdana" fo:font-size="10pt" style:font-size-asian="12.0500001907349pt" style:font-size-complex="13.8000001907349pt"/>
    </style:style>
    <style:style style:name="T164" style:family="text">
      <style:text-properties style:font-name="Verdana" fo:font-size="10pt" fo:font-style="normal" style:font-size-asian="12.0500001907349pt" style:font-style-asian="normal" style:font-size-complex="13.8000001907349pt" style:font-style-complex="normal"/>
    </style:style>
    <style:style style:name="T165" style:family="text">
      <style:text-properties style:font-name="Arial" fo:font-weight="bold" style:font-weight-asian="bold" style:font-weight-complex="bold"/>
    </style:style>
    <style:style style:name="T166" style:family="text">
      <style:text-properties style:font-name="Arial" fo:font-size="10pt" style:font-size-asian="10.5pt"/>
    </style:style>
    <style:style style:name="T167" style:family="text">
      <style:text-properties style:font-name="Arial" fo:font-size="10pt" fo:font-style="normal" fo:font-weight="normal" style:font-size-asian="10.5pt" style:font-weight-asian="normal" style:font-size-complex="10pt" style:font-weight-complex="normal"/>
    </style:style>
    <style:style style:name="T168"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9"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70" style:family="text">
      <style:text-properties style:font-name="Arial3" fo:font-style="italic" style:font-name-asian="Arial3" style:font-style-asian="italic" style:font-name-complex="Arial3" style:font-style-complex="italic"/>
    </style:style>
    <style:style style:name="T171" style:family="text">
      <style:text-properties style:text-position="-33% 58%" fo:font-size="5pt" fo:font-style="normal" style:font-size-asian="5pt" style:font-style-asian="normal" style:font-size-complex="5pt" style:font-style-complex="normal"/>
    </style:style>
    <style:style style:name="T172" style:family="text">
      <style:text-properties fo:language="en" fo:country="US"/>
    </style:style>
    <style:style style:name="T173" style:family="text">
      <style:text-properties fo:language="en" fo:country="US" fo:font-style="normal" style:font-style-asian="normal" style:font-style-complex="normal"/>
    </style:style>
    <style:style style:name="T174" style:family="text">
      <style:text-properties fo:language="en" fo:country="US" fo:font-weight="bold" style:font-weight-asian="bold" style:font-weight-complex="bold"/>
    </style:style>
    <style:style style:name="T175" style:family="text">
      <style:text-properties fo:language="en" fo:country="US" fo:font-weight="normal" style:font-weight-asian="normal" style:font-weight-complex="normal"/>
    </style:style>
    <style:style style:name="T176" style:family="text">
      <style:text-properties fo:language="en" fo:country="US" fo:font-style="italic" style:font-style-asian="italic" style:font-style-complex="italic"/>
    </style:style>
    <style:style style:name="T177" style:family="text">
      <style:text-properties style:font-name="Times New Roman" fo:font-style="italic" style:font-style-asian="italic" style:font-style-complex="italic"/>
    </style:style>
    <style:style style:name="T178"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9"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80" style:family="text">
      <style:text-properties style:font-name="Times New Roman" fo:font-weight="bold" style:font-size-asian="10pt" style:font-weight-asian="bold" style:font-size-complex="10pt" style:font-weight-complex="bold"/>
    </style:style>
    <style:style style:name="T181" style:family="text">
      <style:text-properties style:font-name="Times New Roman" fo:font-style="normal" fo:font-weight="bold" style:font-style-asian="normal" style:font-weight-asian="bold" style:font-style-complex="normal" style:font-weight-complex="bold"/>
    </style:style>
    <style:style style:name="T182" style:family="text">
      <style:text-properties style:font-size-asian="10pt" style:font-size-complex="10pt"/>
    </style:style>
    <style:style style:name="T183"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4" style:family="text">
      <style:text-properties fo:letter-spacing="normal"/>
    </style:style>
    <style:style style:name="T185" style:family="text"/>
    <style:style style:name="T186" style:family="text">
      <style:text-properties style:font-name="Tahoma" fo:font-size="28pt" fo:letter-spacing="0.0157in" fo:font-weight="normal" style:letter-kerning="false" style:font-size-asian="28pt" style:font-weight-asian="normal" style:font-size-complex="28pt" style:font-weight-complex="normal"/>
    </style:style>
    <style:style style:name="T187" style:family="text">
      <style:text-properties style:font-name="Arial2" fo:font-size="10pt" fo:font-style="italic" style:font-name-complex="Arial2" style:font-size-complex="10pt" style:font-style-complex="italic"/>
    </style:style>
    <style:style style:name="T188"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4" svg:width="1.5213in" svg:height="0.4343in" draw:transform="rotate (-0.523598775599386) translate (6.46736111111111in -0.102083333333333in)" draw:corner-radius="0.0783in"><text:p text:style-name="P193"><text:span text:style-name="T186">DRAFT</text:span></text:p></draw:rect><draw:rect text:anchor-type="paragraph" draw:z-index="0" draw:style-name="gr1" draw:text-style-name="P193"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5" svg:width="6.3539in" svg:height="0.4122in" svg:x="0.6791in" svg:y="-0.0071in"><draw:text-box><text:p><text:span text:style-name="T187">Disclaimer</text:span><text:span text:style-name="T188">: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51"><text:a xlink:type="simple" xlink:href="#__RefHeading__15223_972012461" text:style-name="Internet_20_link" text:visited-style-name="Internet_20_link">2.1<text:tab/>Architecture<text:tab/>4</text:a></text:p>
          <text:p text:style-name="P151"><text:a xlink:type="simple" xlink:href="#__RefHeading__15225_972012461" text:style-name="Internet_20_link" text:visited-style-name="Internet_20_link">2.2<text:tab/>Provisioning API<text:tab/>4</text:a></text:p>
          <text:p text:style-name="P151"><text:a xlink:type="simple" xlink:href="#__RefHeading__15229_972012461" text:style-name="Internet_20_link" text:visited-style-name="Internet_20_link">2.3<text:tab/>User API<text:tab/>5</text:a></text:p>
          <text:p text:style-name="P151"><text:a xlink:type="simple" xlink:href="#__RefHeading__15231_972012461" text:style-name="Internet_20_link" text:visited-style-name="Internet_20_link">2.4<text:tab/>Security Model<text:tab/>5</text:a></text:p>
          <text:p text:style-name="P151"><text:a xlink:type="simple" xlink:href="#__RefHeading__15233_972012461" text:style-name="Internet_20_link" text:visited-style-name="Internet_20_link">2.5<text:tab/>Transaction Based Operation<text:tab/>5</text:a></text:p>
          <text:p text:style-name="P151"><text:a xlink:type="simple" xlink:href="#__RefHeading__32884_823033893" text:style-name="Internet_20_link" text:visited-style-name="Internet_20_link">2.6<text:tab/>Privacy Enabled Provisioning<text:tab/>6</text:a></text:p>
          <text:p text:style-name="P151"><text:a xlink:type="simple" xlink:href="#__RefHeading__16753_976989119" text:style-name="Internet_20_link" text:visited-style-name="Internet_20_link">2.7<text:tab/>Device ID<text:tab/>6</text:a></text:p>
          <text:p text:style-name="P151"><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51"><text:a xlink:type="simple" xlink:href="#__RefHeading__15237_972012461" text:style-name="Internet_20_link" text:visited-style-name="Internet_20_link">3.1<text:tab/>Key Entries<text:tab/>7</text:a></text:p>
          <text:p text:style-name="P151"><text:a xlink:type="simple" xlink:href="#__RefHeading__15239_972012461" text:style-name="Internet_20_link" text:visited-style-name="Internet_20_link">3.2<text:tab/>PIN and PUK Objects<text:tab/>8</text:a></text:p>
          <text:p text:style-name="P151"><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p text:style-name="P151"><text:a xlink:type="simple" xlink:href="#__RefHeading__117184_1298926316" text:style-name="Internet_20_link" text:visited-style-name="Internet_20_link">4.1<text:tab/>Mandatory Algorithms<text:tab/>9</text:a></text:p>
          <text:p text:style-name="P151"><text:a xlink:type="simple" xlink:href="#__RefHeading__117186_1298926316" text:style-name="Internet_20_link" text:visited-style-name="Internet_20_link">4.2<text:tab/>Special Algorithms<text:tab/>10</text:a></text:p>
          <text:p text:style-name="P151"><text:a xlink:type="simple" xlink:href="#__RefHeading__117188_1298926316" text:style-name="Internet_20_link" text:visited-style-name="Internet_20_link">4.3<text:tab/>Optional Algorithms<text:tab/>10</text:a></text:p>
          <text:h text:style-name="P150" text:outline-level="1"><text:a xlink:type="simple" xlink:href="#__RefHeading__15245_972012461" text:style-name="Internet_20_link" text:visited-style-name="Internet_20_link">5 <text:s/><text:tab/>Protection Attributes<text:tab/>11</text:a></text:h>
          <text:p text:style-name="P151"><text:a xlink:type="simple" xlink:href="#__RefHeading__15247_972012461" text:style-name="Internet_20_link" text:visited-style-name="Internet_20_link">5.1<text:tab/>Export Protection<text:tab/>11</text:a></text:p>
          <text:p text:style-name="P151"><text:a xlink:type="simple" xlink:href="#__RefHeading__15249_972012461" text:style-name="Internet_20_link" text:visited-style-name="Internet_20_link">5.2<text:tab/>Delete Protection<text:tab/>11</text:a></text:p>
          <text:p text:style-name="P151"><text:a xlink:type="simple" xlink:href="#__RefHeading__513763_1828343271" text:style-name="Internet_20_link" text:visited-style-name="Internet_20_link">5.3<text:tab/>Biometric Protection<text:tab/>11</text:a></text:p>
          <text:p text:style-name="P151"><text:a xlink:type="simple" xlink:href="#__RefHeading__15251_972012461" text:style-name="Internet_20_link" text:visited-style-name="Internet_20_link">5.4<text:tab/>PIN Input Methods<text:tab/>12</text:a></text:p>
          <text:p text:style-name="P151"><text:a xlink:type="simple" xlink:href="#__RefHeading__15253_972012461" text:style-name="Internet_20_link" text:visited-style-name="Internet_20_link">5.5<text:tab/>PIN Patterns<text:tab/>12</text:a></text:p>
          <text:p text:style-name="P151"><text:a xlink:type="simple" xlink:href="#__RefHeading__15255_972012461" text:style-name="Internet_20_link" text:visited-style-name="Internet_20_link">5.6<text:tab/>PIN and PUK Formats<text:tab/>12</text:a></text:p>
          <text:p text:style-name="P151"><text:a xlink:type="simple" xlink:href="#__RefHeading__15257_972012461" text:style-name="Internet_20_link" text:visited-style-name="Internet_20_link">5.7<text:tab/>PIN Grouping<text:tab/>13</text:a></text:p>
          <text:p text:style-name="P151"><text:a xlink:type="simple" xlink:href="#__RefHeading__15259_972012461" text:style-name="Internet_20_link" text:visited-style-name="Internet_20_link">5.8<text:tab/>Application Usage<text:tab/>13</text:a></text:p>
          <text:h text:style-name="P150" text:outline-level="1"><text:a xlink:type="simple" xlink:href="#__RefHeading__797652_2146041088" text:style-name="Internet_20_link" text:visited-style-name="Internet_20_link">6 <text:s/><text:tab/>Session Security Mechanisms<text:tab/>14</text:a></text:h>
          <text:p text:style-name="P151"><text:a xlink:type="simple" xlink:href="#__RefHeading__15339_972012461" text:style-name="Internet_20_link" text:visited-style-name="Internet_20_link">6.1<text:tab/>Encrypted Data<text:tab/>14</text:a></text:p>
          <text:p text:style-name="P151"><text:a xlink:type="simple" xlink:href="#__RefHeading__15341_972012461" text:style-name="Internet_20_link" text:visited-style-name="Internet_20_link">6.2<text:tab/>MAC Operations<text:tab/>14</text:a></text:p>
          <text:p text:style-name="P151"><text:a xlink:type="simple" xlink:href="#__RefHeading__15343_972012461" text:style-name="Internet_20_link" text:visited-style-name="Internet_20_link">6.3<text:tab/>Attestations<text:tab/>14</text:a></text:p>
          <text:p text:style-name="P151"><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51"><text:a xlink:type="simple" xlink:href="#__RefHeading__15263_972012461" text:style-name="Internet_20_link" text:visited-style-name="Internet_20_link">7.1<text:tab/>Data Types<text:tab/>15</text:a></text:p>
          <text:p text:style-name="P151"><text:a xlink:type="simple" xlink:href="#__RefHeading__15267_972012461" text:style-name="Internet_20_link" text:visited-style-name="Internet_20_link">7.2<text:tab/>Return Values<text:tab/>16</text:a></text:p>
          <text:p text:style-name="P151"><text:a xlink:type="simple" xlink:href="#__RefHeading__15269_972012461" text:style-name="Internet_20_link" text:visited-style-name="Internet_20_link">7.3<text:tab/>Error Codes<text:tab/>16</text:a></text:p>
          <text:p text:style-name="P151"><text:a xlink:type="simple" xlink:href="#__RefHeading__135133_2109382754" text:style-name="Internet_20_link" text:visited-style-name="Internet_20_link">7.4<text:tab/>Method List<text:tab/>16</text:a></text:p>
          <text:p text:style-name="P152"><text:a xlink:type="simple" xlink:href="#__RefHeading__15271_972012461" text:style-name="Internet_20_link" text:visited-style-name="Internet_20_link">getDeviceInfo [1]<text:tab/>17</text:a></text:p>
          <text:p text:style-name="P152"><text:a xlink:type="simple" xlink:href="#__RefHeading__15273_972012461" text:style-name="Internet_20_link" text:visited-style-name="Internet_20_link">createProvisioningSession [2]<text:tab/>19</text:a></text:p>
          <text:p text:style-name="P152"><text:a xlink:type="simple" xlink:href="#__RefHeading__15275_972012461" text:style-name="Internet_20_link" text:visited-style-name="Internet_20_link">closeProvisioningSession [3]<text:tab/>25</text:a></text:p>
          <text:p text:style-name="P152"><text:soft-page-break/><text:a xlink:type="simple" xlink:href="#__RefHeading__15277_972012461" text:style-name="Internet_20_link" text:visited-style-name="Internet_20_link">enumerateProvisioningSessions [4]<text:tab/>26</text:a></text:p>
          <text:p text:style-name="P152"><text:a xlink:type="simple" xlink:href="#__RefHeading__15279_972012461" text:style-name="Internet_20_link" text:visited-style-name="Internet_20_link">abortProvisioningSession [5]<text:tab/>27</text:a></text:p>
          <text:p text:style-name="P152"><text:a xlink:type="simple" xlink:href="#__RefHeading__15281_972012461" text:style-name="Internet_20_link" text:visited-style-name="Internet_20_link">signProvisioningSessionData [6]<text:tab/>28</text:a></text:p>
          <text:p text:style-name="P152"><text:a xlink:type="simple" xlink:href="#__RefHeading__16586_1418814329" text:style-name="Internet_20_link" text:visited-style-name="Internet_20_link">updateKeyManagementKey [7]<text:tab/>29</text:a></text:p>
          <text:p text:style-name="P152"><text:a xlink:type="simple" xlink:href="#__RefHeading__15283_972012461" text:style-name="Internet_20_link" text:visited-style-name="Internet_20_link">createPUKPolicy [8]<text:tab/>30</text:a></text:p>
          <text:p text:style-name="P152"><text:a xlink:type="simple" xlink:href="#__RefHeading__15285_972012461" text:style-name="Internet_20_link" text:visited-style-name="Internet_20_link">createPINPolicy [9]<text:tab/>31</text:a></text:p>
          <text:p text:style-name="P152"><text:a xlink:type="simple" xlink:href="#__RefHeading__15287_972012461" text:style-name="Internet_20_link" text:visited-style-name="Internet_20_link">createKeyEntry [10]<text:tab/>32</text:a></text:p>
          <text:p text:style-name="P152"><text:a xlink:type="simple" xlink:href="#__RefHeading__15289_972012461" text:style-name="Internet_20_link" text:visited-style-name="Internet_20_link">getKeyHandle [11]<text:tab/>36</text:a></text:p>
          <text:p text:style-name="P152"><text:a xlink:type="simple" xlink:href="#__RefHeading__15291_972012461" text:style-name="Internet_20_link" text:visited-style-name="Internet_20_link">setCertificatePath [12]<text:tab/>37</text:a></text:p>
          <text:p text:style-name="P152"><text:a xlink:type="simple" xlink:href="#__RefHeading__15293_972012461" text:style-name="Internet_20_link" text:visited-style-name="Internet_20_link">importSymmetricKey [13]<text:tab/>39</text:a></text:p>
          <text:p text:style-name="P152"><text:a xlink:type="simple" xlink:href="#__RefHeading__721490_1828343271" text:style-name="Internet_20_link" text:visited-style-name="Internet_20_link">importPrivateKey [14]<text:tab/>41</text:a></text:p>
          <text:p text:style-name="P152"><text:a xlink:type="simple" xlink:href="#__RefHeading__15295_972012461" text:style-name="Internet_20_link" text:visited-style-name="Internet_20_link">addExtension [15]<text:tab/>42</text:a></text:p>
          <text:p text:style-name="P152"><text:a xlink:type="simple" xlink:href="#__RefHeading__15299_972012461" text:style-name="Internet_20_link" text:visited-style-name="Internet_20_link">postDeleteKey [50]<text:tab/>45</text:a></text:p>
          <text:p text:style-name="P152"><text:a xlink:type="simple" xlink:href="#__RefHeading__15301_972012461" text:style-name="Internet_20_link" text:visited-style-name="Internet_20_link">postUnlockKey [51]<text:tab/>47</text:a></text:p>
          <text:p text:style-name="P152"><text:a xlink:type="simple" xlink:href="#__RefHeading__15303_972012461" text:style-name="Internet_20_link" text:visited-style-name="Internet_20_link">postUpdateKey [52]<text:tab/>48</text:a></text:p>
          <text:p text:style-name="P152"><text:a xlink:type="simple" xlink:href="#__RefHeading__15305_972012461" text:style-name="Internet_20_link" text:visited-style-name="Internet_20_link">postCloneKeyProtection [53]<text:tab/>49</text:a></text:p>
          <text:p text:style-name="P152"><text:a xlink:type="simple" xlink:href="#__RefHeading__15307_972012461" text:style-name="Internet_20_link" text:visited-style-name="Internet_20_link">enumerateKeys [70]<text:tab/>50</text:a></text:p>
          <text:p text:style-name="P152"><text:a xlink:type="simple" xlink:href="#__RefHeading__15309_972012461" text:style-name="Internet_20_link" text:visited-style-name="Internet_20_link">getKeyAttributes [71]<text:tab/>51</text:a></text:p>
          <text:p text:style-name="P152"><text:a xlink:type="simple" xlink:href="#__RefHeading__15311_972012461" text:style-name="Internet_20_link" text:visited-style-name="Internet_20_link">getKeyProtectionInfo [72]<text:tab/>52</text:a></text:p>
          <text:p text:style-name="P152"><text:a xlink:type="simple" xlink:href="#__RefHeading__15313_972012461" text:style-name="Internet_20_link" text:visited-style-name="Internet_20_link">getExtension [73]<text:tab/>54</text:a></text:p>
          <text:p text:style-name="P152"><text:a xlink:type="simple" xlink:href="#__RefHeading__15315_972012461" text:style-name="Internet_20_link" text:visited-style-name="Internet_20_link">setProperty [74]<text:tab/>55</text:a></text:p>
          <text:p text:style-name="P152"><text:a xlink:type="simple" xlink:href="#__RefHeading__15317_972012461" text:style-name="Internet_20_link" text:visited-style-name="Internet_20_link">deleteKey [80]<text:tab/>56</text:a></text:p>
          <text:p text:style-name="P152"><text:a xlink:type="simple" xlink:href="#__RefHeading__15319_972012461" text:style-name="Internet_20_link" text:visited-style-name="Internet_20_link">exportKey [81]<text:tab/>57</text:a></text:p>
          <text:p text:style-name="P152"><text:a xlink:type="simple" xlink:href="#__RefHeading__15321_972012461" text:style-name="Internet_20_link" text:visited-style-name="Internet_20_link">unlockKey [82]<text:tab/>58</text:a></text:p>
          <text:p text:style-name="P152"><text:a xlink:type="simple" xlink:href="#__RefHeading__15323_972012461" text:style-name="Internet_20_link" text:visited-style-name="Internet_20_link">changePIN [83]<text:tab/>59</text:a></text:p>
          <text:p text:style-name="P152"><text:a xlink:type="simple" xlink:href="#__RefHeading__15325_972012461" text:style-name="Internet_20_link" text:visited-style-name="Internet_20_link">setPIN [84]<text:tab/>60</text:a></text:p>
          <text:p text:style-name="P152"><text:a xlink:type="simple" xlink:href="#__RefHeading__685210_1828343271" text:style-name="Internet_20_link" text:visited-style-name="Internet_20_link">updateFirmware [90]<text:tab/>61</text:a></text:p>
          <text:p text:style-name="P152"><text:a xlink:type="simple" xlink:href="#__RefHeading__15327_972012461" text:style-name="Internet_20_link" text:visited-style-name="Internet_20_link">signHashedData [100]<text:tab/>62</text:a></text:p>
          <text:p text:style-name="P152"><text:a xlink:type="simple" xlink:href="#__RefHeading__15329_972012461" text:style-name="Internet_20_link" text:visited-style-name="Internet_20_link">asymmetricKeyDecrypt [101]<text:tab/>63</text:a></text:p>
          <text:p text:style-name="P152"><text:a xlink:type="simple" xlink:href="#__RefHeading__15331_972012461" text:style-name="Internet_20_link" text:visited-style-name="Internet_20_link">keyAgreement [102]<text:tab/>64</text:a></text:p>
          <text:p text:style-name="P152"><text:a xlink:type="simple" xlink:href="#__RefHeading__15333_972012461" text:style-name="Internet_20_link" text:visited-style-name="Internet_20_link">performHMAC [103]<text:tab/>65</text:a></text:p>
          <text:p text:style-name="P152"><text:a xlink:type="simple" xlink:href="#__RefHeading__15335_972012461" text:style-name="Internet_20_link" text:visited-style-name="Internet_20_link">symmetricKeyEncrypt [104]<text:tab/>66</text:a></text:p>
          <text:p text:style-name="P153"><text:a xlink:type="simple" xlink:href="#__RefHeading__207023_2146041088" text:style-name="Internet_20_link" text:visited-style-name="Internet_20_link">Appendix A. <text:tab/>KeyGen2 Proxy<text:tab/>67</text:a></text:p>
          <text:p text:style-name="P153"><text:a xlink:type="simple" xlink:href="#__RefHeading__15347_972012461" text:style-name="Internet_20_link" text:visited-style-name="Internet_20_link">Appendix B. <text:tab/>Sample Session<text:tab/>68</text:a></text:p>
          <text:p text:style-name="P153"><text:a xlink:type="simple" xlink:href="#__RefHeading__15349_972012461" text:style-name="Internet_20_link" text:visited-style-name="Internet_20_link">Appendix C. <text:tab/>Reference Implementation<text:tab/>68</text:a></text:p>
          <text:p text:style-name="P153"><text:a xlink:type="simple" xlink:href="#__RefHeading__15351_972012461" text:style-name="Internet_20_link" text:visited-style-name="Internet_20_link">Appendix D. <text:tab/>Remote Key Lookup<text:tab/>69</text:a></text:p>
          <text:p text:style-name="P153"><text:a xlink:type="simple" xlink:href="#__RefHeading__15353_972012461" text:style-name="Internet_20_link" text:visited-style-name="Internet_20_link">Appendix E. <text:tab/>Security Considerations<text:tab/>70</text:a></text:p>
          <text:p text:style-name="P153"><text:a xlink:type="simple" xlink:href="#__RefHeading__15355_972012461" text:style-name="Internet_20_link" text:visited-style-name="Internet_20_link">Appendix F. <text:tab/>Intellectual Property Rights<text:tab/>70</text:a></text:p>
          <text:p text:style-name="P153"><text:a xlink:type="simple" xlink:href="#__RefHeading__15357_972012461" text:style-name="Internet_20_link" text:visited-style-name="Internet_20_link">Appendix G. <text:tab/>References<text:tab/>71</text:a></text:p>
          <text:p text:style-name="P153"><text:a xlink:type="simple" xlink:href="#__RefHeading__15359_972012461" text:style-name="Internet_20_link" text:visited-style-name="Internet_20_link">Appendix H. <text:tab/>Acknowledgments<text:tab/>73</text:a></text:p>
          <text:p text:style-name="P153"><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7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9"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8">Due to the fact that the “Standard” mode potentially affects the user's privacy, it is </text:span><text:span text:style-name="T169">recommended</text:span><text:span text:style-name="T168">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6"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9"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6"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3"><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text:reference-mark-start text:name="elliptic.curves"/><text:span text:style-name="T43">Elliptic Curve</text:span><text:reference-mark-end text:name="elliptic.curves"/>)<text:span text:style-name="T43"> </text:span>“P-256”</text:p>
          </table:table-cell>
          <table:table-cell table:style-name="Table34.B4" office:value-type="string">
            <text:p text:style-name="P104">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9"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text:span>“P-192” </text:p>
          </table:table-cell>
          <table:table-cell table:style-name="Table122.C9" table:number-rows-spanned="3" office:value-type="string">
            <text:p text:style-name="P104">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text:span>“P-521” </text:p>
          </table:table-cell>
          <table:covered-table-cell/>
        </table:table-row>
      </table:table>
      <text:p text:style-name="Standard"/>
      <text:h text:style-name="P167"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7"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3"><text:reference-ref text:reference-format="text" text:ref-name="user.api">User API</text:reference-ref></text:span></text:span><text:span text:style-name="T5"> methods like </text:span><text:span text:style-name="CrossRef"><text:span text:style-name="T163"><text:reference-ref text:reference-format="text" text:ref-name="signdata">signHashedData</text:reference-ref></text:span></text:span><text:span text:style-name="T5">.</text:span></text:p>
      <text:p text:style-name="P50"/>
      <text:h text:style-name="P18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6"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always be <text:span text:style-name="T2">prepended</text:span> to the encrypted data as in <text:span text:style-name="CrossRef"><text:span text:style-name="T81"><text:reference-ref text:reference-format="text" text:ref-name="xml.encrypt">XML Encryption</text:reference-ref></text:spa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1">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0604465" text:style-name="L1">
        <text:list-item>
          <text:p text:style-name="P168"><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8">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8"><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8"><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6"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8">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8">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3"><text:reference-ref text:reference-format="text" text:ref-name="key.entries">Key Entries</text:reference-ref></text:span></text:span>.</text:p>
      <text:h text:style-name="P19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7">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0597688" text:style-name="L2">
              <text:list-item>
                <text:p text:style-name="P176">Generate a for this SKS <text:span text:style-name="T2">unique</text:span> <text:span text:style-name="T93">ClientSessionID</text:span></text:p>
              </text:list-item>
              <text:list-item>
                <text:p text:style-name="P170">Output <text:span text:style-name="T93">ClientSessionID</text:span></text:p>
              </text:list-item>
              <text:list-item>
                <text:p text:style-name="P170">Generate an <text:span text:style-name="T2">ephemeral</text:span> ECDH key-pair <text:span text:style-name="T93">EKP</text:span> using <text:span text:style-name="T2">the same named curve</text:span> as <text:span text:style-name="T93">ServerEphemeralKey</text:span></text:p>
              </text:list-item>
              <text:list-item>
                <text:p text:style-name="P169">Output <text:span text:style-name="T101">ClientEphemeralKey</text:span> = <text:span text:style-name="T105">EKP.PublicKey</text:span></text:p>
              </text:list-item>
              <text:list-item>
                <text:p text:style-name="P170">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1">Define internal variable: byte[32] <text:reference-mark-start text:name="sess.key"/><text:span text:style-name="T93">SessionKey</text:span><text:reference-mark-end text:name="sess.key"/></text:p>
              </text:list-item>
              <text:list-item>
                <text:p text:style-name="P172">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2"><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9">Define internal variable: short <text:reference-mark-start text:name="mac.seq.cnt"/><text:span text:style-name="T93">MACSequenceCounter</text:span><text:reference-mark-end text:name="mac.seq.cnt"/> and set it to <text:span text:style-name="T2">zero</text:span></text:p>
              </text:list-item>
              <text:list-item>
                <text:p text:style-name="P179"><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80">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erverTime</text:span><text:span text:style-name="T121">": "</text:span><text:span text:style-name="T143">2013-09-20T12:00:17+02:00</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ssionAttestation</text:span><text:span text:style-name="T123">": "</text:span><text:span text:style-name="T146">Tgzvnr/k266LMXinVm</text:span><text:span text:style-name="T10"> … </text:span><text:span text:style-name="T146">7pkJnYipIf9xjOuUJD6OYs=</text:span><text:span text:style-name="T123">",<text:line-break/></text:span><text:span text:style-name="T122">    </text:span><text:span text:style-name="T123">"</text:span><text:span text:style-name="T138">ServerTime</text:span><text:span text:style-name="T123">": "</text:span><text:span text:style-name="T146">2013-09-20T12:00:17+02:00</text:span><text:span text:style-name="T123">",</text:span><text:span text:style-name="T10"><text:line-break/></text:span><text:span text:style-name="T122">    </text:span><text:span text:style-name="T123">"</text:span><text:span text:style-name="T138">ClientTime</text:span><text:span text:style-name="T123">": "</text:span><text:span text:style-name="T146">2013-09-20T12:00:19+02:00</text:span><text:span text:style-name="T123">",</text:span><text:span text:style-name="T10"><text:line-break/></text:span><text:span text:style-name="T123">    "</text:span><text:span text:style-name="T138">ServerCertificateFingerprint</text:span><text:span text:style-name="T123">": "</text:span><text:span text:style-name="T146">HwKCofkqkTFXRmyyb/CnWhAcTbQF7w8rl1OqCwyM4TM=</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0749212" text:continue-numbering="true" text:style-name="L2">
              <text:list-item>
                <text:p text:style-name="P181">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2"><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3"><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4"><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0738362" text:continue-numbering="true" text:style-name="L2">
        <text:list-item>
          <text:p text:style-name="P177">There is an open provisioning session associated with <text:span text:style-name="T93">ProvisioningHandle</text:span></text:p>
        </text:list-item>
        <text:list-item>
          <text:p text:style-name="P169">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9"><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9">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9">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6"><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6"><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6"><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6"><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6"><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4"><text:span text:style-name="T156"><text:s text:c="12"/></text:span><text:span text:style-name="T161">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6"><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6"><text:line-break/></text:span><text:span text:style-name="T124">}</text:span><text:span text:style-name="T156">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6"><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6"><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6"><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6"><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6"><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6"><text:line-break/></text:span><text:span text:style-name="T124">}</text:span><text:span text:style-name="T156"> </text:span></text:p>
          </table:table-cell>
        </table:table-row>
      </table:table>
      <text:h text:style-name="P19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2"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4"><text:reference-ref text:reference-format="text" text:ref-name="key.mgr.key">KeyManagementKey</text:reference-ref></text:span></text:span><text:span text:style-name="T81"> that needs to be updated to support post-operations using a new </text:span><text:span text:style-name="CrossRef"><text:span text:style-name="T164"><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4"><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6">Sign</text:span><text:span text:style-name="T172">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2">,<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2">)</text:span></text:p>
      <text:p text:style-name="P124"><text:span text:style-name="T175">For details on allowed signature algorithms and data representation, see </text:span><text:span text:style-name="CrossRef"><text:span text:style-name="T173"><text:reference-ref text:reference-format="text" text:ref-name="targ.key.ref">Target Key Reference</text:reference-ref></text:span></text:span><text:span text:style-name="T175">.</text:span></text:p>
      <text:p text:style-name="P50"><text:span text:style-name="T175">The operation </text:span><text:span text:style-name="T174">must</text:span><text:span text:style-name="T175"> be aborted if the </text:span><text:span text:style-name="T103">Authorization</text:span><text:span text:style-name="T175"> signature does not verify or if the target provisioning object lacks a </text:span><text:span text:style-name="CrossRef"><text:span text:style-name="T29">KeyManagementKey</text:span></text:span><text:span text:style-name="T175">.</text:span></text:p>
      <text:p text:style-name="P50"><text:span text:style-name="T175">Also see </text:span><text:span text:style-name="CrossRef"><text:span text:style-name="T173"><text:reference-ref text:reference-format="text" text:ref-name="enum.prov.sess">enumerateProvisioningSessions</text:reference-ref></text:span></text:span><text:span text:style-name="T175">.</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8"><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8"><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8"><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8"><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8"><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8"><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8"><text:line-break/></text:span><text:span text:style-name="T126">    </text:span><text:span text:style-name="T127">"</text:span><text:span text:style-name="T140">SessionKeyLimit</text:span><text:span text:style-name="T127">": </text:span><text:span text:style-name="T150">50</text:span><text:span text:style-name="T127">,</text:span><text:span text:style-name="T158"><text:line-break/></text:span><text:span text:style-name="T126">    </text:span><text:span text:style-name="T127">"</text:span><text:span text:style-name="T140">SessionLifeTime</text:span><text:span text:style-name="T127">": </text:span><text:span text:style-name="T150">10000</text:span><text:span text:style-name="T127">,</text:span><text:span text:style-name="T158"><text:line-break/></text:span><text:span text:style-name="T126">    </text:span><text:span text:style-name="T127">"</text:span><text:span text:style-name="T140">ServerEphemeralKey</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PublicKey</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EC</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8"><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8"><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8"><text:line-break/></text:span><text:span text:style-name="T126">                        </text:span><text:span text:style-name="T127">}</text:span><text:span text:style-name="T158"><text:line-break/></text:span><text:span text:style-name="T126">                </text:span><text:span text:style-name="T127">}</text:span><text:span text:style-name="T158"><text:line-break/></text:span><text:span text:style-name="T126">        </text:span><text:span text:style-name="T127">},</text:span><text:span text:style-name="T158"><text:line-break/></text:span><text:span text:style-name="T126">    </text:span><text:span text:style-name="T127">"</text:span><text:span text:style-name="T140">KeyManagementKey</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PublicKey</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EC</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8"><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8"><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8"><text:line-break/></text:span><text:span text:style-name="T126">                        </text:span><text:span text:style-name="T127">}</text:span><text:span text:style-name="T158"><text:line-break/></text:span><text:span text:style-name="T126">                </text:span><text:span text:style-name="T127">},</text:span><text:span text:style-name="T158"><text:line-break/></text:span><text:span text:style-name="T126">            </text:span><text:span text:style-name="T127">"</text:span><text:span text:style-name="T140">UpdatableKeyManagementKeys</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PublicKey</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RSA</text:span><text:span text:style-name="T127">": </text:span><text:span text:style-name="T158"><text:line-break/></text:span><text:span text:style-name="T126">                                 </text:span><text:span text:style-name="T127">{</text:span><text:span text:style-name="T158"><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8"><text:line-break/></text:span><text:span text:style-name="T126">                                     </text:span><text:span text:style-name="T127">"</text:span><text:span text:style-name="T140">Exponent</text:span><text:span text:style-name="T127">": "</text:span><text:span text:style-name="T148">AQAB</text:span><text:span text:style-name="T127">"</text:span><text:span text:style-name="T158"><text:line-break/></text:span><text:span text:style-name="T125">                                 </text:span><text:span text:style-name="T124">}</text:span><text:span text:style-name="T156"><text:line-break/></text:span><text:span text:style-name="T125">                         </text:span><text:span text:style-name="T124">},</text:span><text:span text:style-name="T156"><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6"><text:line-break/></text:span><text:span text:style-name="T125">        </text:span><text:span text:style-name="T124">}</text:span><text:span text:style-name="T156"><text:line-break/></text:span><text:span text:style-name="T124">}</text:span><text:span text:style-name="T156">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7"><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2"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7"><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2"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5">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4"><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2"><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9"><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2"><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2"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2"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6"><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6"><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6"><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6"><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6"><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6"><text:line-break/></text:span><text:span text:style-name="T125">    </text:span><text:span text:style-name="T124">"</text:span><text:span text:style-name="T139">IssuedCredentials</text:span><text:span text:style-name="T124">": </text:span><text:span text:style-name="T156"><text:line-break/></text:span><text:span text:style-name="T125">        </text:span><text:span text:style-name="T124">[{</text:span><text:span text:style-name="T156"><text:line-break/></text:span><text:span text:style-name="T125">             </text:span><text:span text:style-name="T124">"</text:span><text:span text:style-name="T139">ID</text:span><text:span text:style-name="T124">": "</text:span><text:span text:style-name="T147">Key.1</text:span><text:span text:style-name="T124">",</text:span><text:span text:style-name="T156"><text:line-break/></text:span><text:span text:style-name="T125">             </text:span><text:span text:style-name="T124">"</text:span><text:span text:style-name="T139">X509CertificatePath</text:span><text:span text:style-name="T124">": </text:span><text:span text:style-name="T156"><text:line-break/></text:span><text:span text:style-name="T125">                 </text:span><text:span text:style-name="T124">[</text:span><text:span text:style-name="T156"><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6"><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6"><text:line-break/></text:span><text:span text:style-name="T125">         </text:span><text:span text:style-name="T124">}],</text:span><text:span text:style-name="T156"><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6"><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6"><text:line-break/></text:span><text:span text:style-name="T124">}</text:span><text:span text:style-name="T156">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2"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5"><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5"><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5"><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5"><text:line-break/></text:span><text:span text:style-name="T119">    </text:span><text:span text:style-name="T121">"</text:span><text:span text:style-name="T137">IssuedCredential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Key.1</text:span><text:span text:style-name="T121">",</text:span><text:span text:style-name="T155"><text:line-break/></text:span><text:span text:style-name="T119">             </text:span><text:span text:style-name="T121">"</text:span><text:span text:style-name="T137">X509CertificatePath</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43">MIIDFjCCAf6gAwIBAgIGAUF/oMFSMA0G . . . EJwsqSLO88IVL5jpwW036AVtW3BhILP/Q=</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5"><text:line-break/></text:span><text:span text:style-name="T119">             </text:span><text:span text:style-name="T121">"</text:span><text:span text:style-name="T137">ImportKey</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5"><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5"><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5"><text:line-break/></text:span><text:span text:style-name="T121">}</text:span><text:span text:style-name="T155">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2"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5"><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5"><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5"><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5"><text:line-break/></text:span><text:span text:style-name="T119">    </text:span><text:span text:style-name="T121">"</text:span><text:span text:style-name="T137">IssuedCredential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Key.1</text:span><text:span text:style-name="T121">",</text:span><text:span text:style-name="T155"><text:line-break/></text:span><text:span text:style-name="T119">             </text:span><text:span text:style-name="T121">"</text:span><text:span text:style-name="T137">X509CertificatePath</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43">MIIC5DCCAcygAwIBAgIGAUF/oN3/MA0G . . . T71wQ5pkQ67eZwqcfGjwmS9H0vVU</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5"><text:line-break/></text:span><text:span text:style-name="T119">             </text:span><text:span text:style-name="T121">"</text:span><text:span text:style-name="T137">ImportKey</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5"><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5"><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5"><text:line-break/></text:span><text:span text:style-name="T121">}</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2"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7"><text:tab/><text:tab/><text:span text:style-name="T95">"PropertyBags"</text:span><text:span text:style-name="T178"> </text:span><text:span text:style-name="T95">:</text:span><text:span text:style-name="T178"> </text:span><text:span text:style-name="T95">[</text:span><text:span text:style-name="T177"> Typed Properties Collection</text:span><text:span text:style-name="T183">1-n</text:span><text:span text:style-name="T177"> </text:span><text:span text:style-name="T95">]</text:span></text:p>
      <text:p text:style-name="P38"><text:tab/> Typed Properties Collection</text:p>
      <text:p text:style-name="P160"><text:span text:style-name="T182"><text:tab/><text:tab/></text:span><text:span text:style-name="T95">{"Type"</text:span><text:span text:style-name="T180"> </text:span><text:span text:style-name="T95">:</text:span><text:span text:style-name="T180"> </text:span><text:span text:style-name="T95">"</text:span><text:span text:style-name="T179">URI</text:span><text:span text:style-name="T95">",</text:span><text:span text:style-name="T180"> </text:span><text:span text:style-name="T95">"Properties"</text:span><text:span text:style-name="T180"> </text:span><text:span text:style-name="T95">:</text:span><text:span text:style-name="T178"> </text:span><text:span text:style-name="T95">[</text:span><text:span text:style-name="T179"> Name-Value Pair</text:span><text:span text:style-name="T183">1-n</text:span><text:span text:style-name="T179"> </text:span><text:span text:style-name="T95">],</text:span><text:span text:style-name="T180"> </text:span><text:span text:style-name="T95">"MAC"</text:span><text:span text:style-name="T180"> </text:span><text:span text:style-name="T95">:</text:span><text:span text:style-name="T178"> </text:span><text:span text:style-name="T105">"</text:span><text:span text:style-name="T179">MAC</text:span><text:span text:style-name="T105">"</text:span><text:span text:style-name="T95">}</text:span></text:p>
      <text:p text:style-name="P38"><text:tab/>Name-Value Pair</text:p>
      <text:p text:style-name="P157"><text:tab/><text:tab/><text:span text:style-name="T104">{"Name"</text:span><text:span text:style-name="T83"> </text:span><text:span text:style-name="T104">:</text:span><text:span text:style-name="T83"> </text:span><text:span text:style-name="T104">"</text:span><text:span text:style-name="T179">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9">Value</text:span><text:span text:style-name="T104">",</text:span><text:span text:style-name="T83"> </text:span><text:span text:style-name="T104">"Writable"</text:span><text:span text:style-name="T181"> </text:span><text:span text:style-name="T104">:</text:span><text:span text:style-name="T81"> </text:span><text:span text:style-name="T104">true</text:span><text:span text:style-name="T181">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0585037" text:style-name="L3">
        <text:list-item>
          <text:p text:style-name="P185">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0737735" text:continue-numbering="true" text:style-name="L3">
        <text:list-header>
          <text:p text:style-name="P186"><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5"><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5"><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5"><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5"><text:line-break/></text:span><text:span text:style-name="T119">    </text:span><text:span text:style-name="T121">"</text:span><text:span text:style-name="T137">IssuedCredential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Key.1</text:span><text:span text:style-name="T121">",</text:span><text:span text:style-name="T155"><text:line-break/></text:span><text:span text:style-name="T119">             </text:span><text:span text:style-name="T121">"</text:span><text:span text:style-name="T137">X509CertificatePath</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43">MIIDYDCCAkigAwIBAgIGAUGCp/w4MA0GCS . . BR0UoFDeHc4NH8ZmJgd/drnyw==</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5"><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5"><text:line-break/></text:span><text:span text:style-name="T119">                      </text:span><text:span text:style-name="T121">"</text:span><text:span text:style-name="T137">MIMEType</text:span><text:span text:style-name="T121">": "</text:span><text:span text:style-name="T143">image/png</text:span><text:span text:style-name="T121">",</text:span><text:span text:style-name="T155"><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5"><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5"><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5"><text:line-break/></text:span><text:span text:style-name="T121">}</text:span><text:span text:style-name="T155"> </text:span></text:p>
          </table:table-cell>
        </table:table-row>
      </table:table>
      <text:p text:style-name="Text_20_body"/>
      <text:p text:style-name="Standard"><text:span text:style-name="T156">For </text:span><text:span text:style-name="CrossRef"><text:span text:style-name="T81"><text:reference-ref text:reference-format="text" text:ref-name="hotp">HOTP</text:reference-ref></text:span></text:span><text:span text:style-name="T156"> the corresponding </text:span><text:span text:style-name="CrossRef"><text:span text:style-name="T81"><text:reference-ref text:reference-format="text" text:ref-name="keyinitreq-sym">KeyCreationRequest</text:reference-ref></text:span></text:span><text:span text:style-name="T156">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6"><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6"><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6"><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6"><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6"><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6"><text:line-break/></text:span><text:span text:style-name="T125">    </text:span><text:span text:style-name="T124">"</text:span><text:span text:style-name="T139">IssuedCredentials</text:span><text:span text:style-name="T124">": </text:span><text:span text:style-name="T156"><text:line-break/></text:span><text:span text:style-name="T125">        </text:span><text:span text:style-name="T124">[{</text:span><text:span text:style-name="T156"><text:line-break/></text:span><text:span text:style-name="T125">             </text:span><text:span text:style-name="T124">"</text:span><text:span text:style-name="T139">ID</text:span><text:span text:style-name="T124">": "</text:span><text:span text:style-name="T147">Key.1</text:span><text:span text:style-name="T124">",</text:span><text:span text:style-name="T156"><text:line-break/></text:span><text:span text:style-name="T125">             </text:span><text:span text:style-name="T124">"</text:span><text:span text:style-name="T139">X509CertificatePath</text:span><text:span text:style-name="T124">": </text:span><text:span text:style-name="T156"><text:line-break/></text:span><text:span text:style-name="T125">                 </text:span><text:span text:style-name="T124">[</text:span><text:span text:style-name="T156"><text:line-break/></text:span><text:span text:style-name="T125">                     </text:span><text:span text:style-name="T124">"</text:span><text:span text:style-name="T147">MIICnjCCAYagAwIBAgIGAUGCp/VGMA0 . . . w4q16pugWr7CFW4fu3bP4KI=</text:span><text:span text:style-name="T124">"</text:span><text:span text:style-name="T156"><text:line-break/></text:span><text:span text:style-name="T125">                 </text:span><text:span text:style-name="T124">],</text:span><text:span text:style-name="T156"><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6"><text:line-break/></text:span><text:span text:style-name="T125">             </text:span><text:span text:style-name="T124">"</text:span><text:span text:style-name="T139">Extensions</text:span><text:span text:style-name="T124">": </text:span><text:span text:style-name="T156"><text:line-break/></text:span><text:span text:style-name="T125">                 </text:span><text:span text:style-name="T124">[{</text:span><text:span text:style-name="T156"><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6"><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6"><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6"><text:line-break/></text:span><text:span text:style-name="T125">                  </text:span><text:span text:style-name="T124">}]</text:span><text:span text:style-name="T156"><text:line-break/></text:span><text:span text:style-name="T125">         </text:span><text:span text:style-name="T124">}],</text:span><text:span text:style-name="T156"><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6"><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6"><text:line-break/></text:span><text:span text:style-name="T124">}</text:span><text:span text:style-name="T156">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2"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9"><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9"><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9"><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9"><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9"><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6"><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Certificate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0606618" text:style-name="L4">
        <text:list-item>
          <text:p text:style-name="P173"><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3"><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3"><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CertificateFingerprint</text:span><text:span text:style-name="T46">.</text:span></text:p>
        </text:list-item>
        <text:list-item>
          <text:p text:style-name="P173"><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2"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5"><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Certificate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2"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5"><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5"><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5"><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5"><text:line-break/></text:span><text:span text:style-name="T119">    </text:span><text:span text:style-name="T121">"</text:span><text:span text:style-name="T137">IssuedCredential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Key.1</text:span><text:span text:style-name="T121">",</text:span><text:span text:style-name="T155"><text:line-break/></text:span><text:span text:style-name="T119">             </text:span><text:span text:style-name="T121">"</text:span><text:span text:style-name="T137">X509CertificatePath</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43">MIIDYTCCAkmgAwIBAgIGAUGG9McmMA0GCSq . . . Iz9C0sc5Ak1jNYzvd8GpS4X6C6J3Uys=</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5"><text:line-break/></text:span><text:span text:style-name="T119">             </text:span><text:span text:style-name="T121">"</text:span><text:span text:style-name="T137">UpdateKey</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CertificateFingerprint</text:span><text:span text:style-name="T121">": "</text:span><text:span text:style-name="T143">PqCoZBJfCvRgikF1oqHa/MOJ/ZTXrlMFn6RvXCgGwps=</text:span><text:span text:style-name="T121">",</text:span><text:span text:style-name="T155"><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5"><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5"><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5"><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5"><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5"><text:line-break/></text:span><text:span text:style-name="T121">}</text:span><text:span text:style-name="T155">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2"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5"><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5"><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5"><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5"><text:line-break/></text:span><text:span text:style-name="T119">    </text:span><text:span text:style-name="T121">"</text:span><text:span text:style-name="T137">IssuedCredential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Key.1</text:span><text:span text:style-name="T121">",</text:span><text:span text:style-name="T155"><text:line-break/></text:span><text:span text:style-name="T119">             </text:span><text:span text:style-name="T121">"</text:span><text:span text:style-name="T137">X509CertificatePath</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43">MIIDajCCAlKgAwIBAgIGAUGG9MPKM . . . KUtYzmixtncrPb6NveG0x9yrothzHd9k=</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5"><text:line-break/></text:span><text:span text:style-name="T119">             </text:span><text:span text:style-name="T121">"</text:span><text:span text:style-name="T137">CloneKeyProtection</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CertificateFingerprint</text:span><text:span text:style-name="T121">": "</text:span><text:span text:style-name="T143">cnEQwI7hGtfqNgtXeCqG/dSN1KOkW1amRx2t6RcPQY0=</text:span><text:span text:style-name="T121">",</text:span><text:span text:style-name="T155"><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5"><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5"><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5"><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5"><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5"><text:line-break/></text:span><text:span text:style-name="T121">}</text:span><text:span text:style-name="T155">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7">Extension </text:span><text:span text:style-name="T99">Type</text:span><text:span text:style-name="T167">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7">Type URI.</text:span><text:span text:style-name="T166">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60">http://xmlns.webpki.org/sks/algorithm#rsa.pkcs1.none</text:span></text:a><text:span text:style-name="T157">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See </text:span><text:span text:style-name="CrossRef"><text:span text:style-name="T81"><text:reference-ref text:reference-format="text" text:ref-name="elliptic.curves">Elliptic Curve</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0598249" text:style-name="Numbering_20_4">
        <text:list-item>
          <text:h text:style-name="P19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3"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3" svg:width="0.3067in" svg:height="0.1713in" draw:transform="skewX (0.0720820981073523) rotate (-1.2184143508182) translate (0.116499316204904in 0.502993904768664in)" svg:viewBox="0 0 780 436" svg:d="m0 1447332c245-308 723-136 780 279"><text:p/></draw:path><draw:path draw:style-name="gr7" draw:text-style-name="P193" svg:width="0.3091in" svg:height="0.1717in" draw:transform="skewX (0.0680678408277661) rotate (-1.22085781177099) translate (0.124805294664515in 0.139011726360089in)" svg:viewBox="0 0 786 437" svg:d="m0 1436879c247-309 729-137 786 279"><text:p/></draw:path><draw:path draw:style-name="gr7" draw:text-style-name="P193" svg:width="0.5736in" svg:height="0.3949in" draw:transform="skewX (0.138230076757925) rotate (-1.18036617312473) translate (0.256204827022237in 0.527845900803287in)" svg:viewBox="0 0 1458 1004" svg:d="m0 1597926c441-561 1350 22 1458 781"><text:p/></draw:path></draw:g></text:p>
          </table:table-cell>
          <table:covered-table-cell/>
          <table:table-cell table:style-name="Table115.E2" table:number-rows-spanned="2" office:value-type="string">
            <text:p text:style-name="P30"><draw:line text:anchor-type="paragraph" draw:z-index="9" draw:style-name="gr5" draw:text-style-name="P193"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0751858" text:continue-numbering="true" text:style-name="Numbering_20_4">
        <text:list-item>
          <text:h text:style-name="P19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075546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0736919" text:continue-numbering="true" text:style-name="Numbering_20_4">
        <text:list-item>
          <text:h text:style-name="P19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JSON fragment below:<text:line-break/></text:p>
      <table:table table:name="Table45" table:style-name="Table45">
        <table:table-column table:style-name="Table45.A"/>
        <table:table-row>
          <table:table-cell table:style-name="Table45.A1" office:value-type="string">
            <text:p text:style-name="P85"><text:span text:style-name="T121">{</text:span><text:span text:style-name="T155"><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5"><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5"><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9"><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9"><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5"><text:line-break/></text:span><text:span text:style-name="T119">    </text:span><text:span text:style-name="T121">"</text:span><text:span text:style-name="T137">LookupSpecifiers</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ID</text:span><text:span text:style-name="T121">": "</text:span><text:span text:style-name="T143">Lookup.1</text:span><text:span text:style-name="T121">",</text:span><text:span text:style-name="T155"><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5"><text:line-break/></text:span><text:span text:style-name="T119">             </text:span><text:span text:style-name="T121">"</text:span><text:span text:style-name="T137">SearchFilter</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Email</text:span><text:span text:style-name="T121">": "</text:span><text:span text:style-name="T143">john.doe@example.com</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Signature</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5"><text:line-break/></text:span><text:span text:style-name="T119">                     </text:span><text:span text:style-name="T121">"</text:span><text:span text:style-name="T137">KeyInfo</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PublicKey</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EC</text:span><text:span text:style-name="T121">": </text:span><text:span text:style-name="T155"><text:line-break/></text:span><text:span text:style-name="T119">                                         </text:span><text:span text:style-name="T121">{</text:span><text:span text:style-name="T155"><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5"><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5"><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5"><text:line-break/></text:span><text:span text:style-name="T119">                 </text:span><text:span text:style-name="T121">}</text:span><text:span text:style-name="T155"><text:line-break/></text:span><text:span text:style-name="T119">         </text:span><text:span text:style-name="T121">}]</text:span><text:span text:style-name="T155"><text:line-break/></text:span><text:span text:style-name="T121">}</text:span><text:span text:style-name="T155"> </text:span></text:p>
          </table:table-cell>
        </table:table-row>
      </table:table>
      <text:p text:style-name="Text_20_body"/>
      <text:p text:style-name="Standard">The example works as follows:<text:line-break/></text:p>
      <text:list xml:id="list30593541" text:style-name="L5">
        <text:list-item>
          <text:p text:style-name="P165">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5">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65">"</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9"><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9"><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9"><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9"><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9"><text:line-break/></text:span><text:span text:style-name="T128">    </text:span><text:span text:style-name="T129">"</text:span><text:span text:style-name="T141">LookupResults</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1">ID</text:span><text:span text:style-name="T129">": "</text:span><text:span text:style-name="T145">Lookup.1</text:span><text:span text:style-name="T129">",</text:span><text:span text:style-name="T159"><text:line-break/></text:span><text:span text:style-name="T128">             </text:span><text:span text:style-name="T129">"</text:span><text:span text:style-name="T141">MatchingCredentials</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9"><text:line-break/></text:span><text:span text:style-name="T128">                      </text:span><text:span text:style-name="T129">"</text:span><text:span text:style-name="T141">ServerSessionID</text:span><text:span text:style-name="T129">": "</text:span><text:span text:style-name="T145">14184c1f0438OwdjLnmGgIx2c8245rDH</text:span><text:span text:style-name="T129">",</text:span><text:span text:style-name="T159"><text:line-break/></text:span><text:span text:style-name="T128">                      </text:span><text:span text:style-name="T129">"</text:span><text:span text:style-name="T141">X509CertificatePath</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5">MIICljCCAX6gAwIBAgIGAUGEwfB4MA0GCSq . . . rGnyW8pnGcQ1U2clYD6vWN28GEup</text:span><text:span text:style-name="T129">"</text:span><text:span text:style-name="T159"><text:line-break/></text:span><text:span text:style-name="T128">                          </text:span><text:span text:style-name="T129">],</text:span><text:span text:style-name="T159"><text:line-break/></text:span><text:span text:style-name="T128">                      </text:span><text:span text:style-name="T129">"</text:span><text:span text:style-name="T141">Locked</text:span><text:span text:style-name="T129">": </text:span><text:span text:style-name="T151">true</text:span><text:span text:style-name="T159"><text:line-break/></text:span><text:span text:style-name="T128">                  </text:span><text:span text:style-name="T129">}]</text:span><text:span text:style-name="T159"><text:line-break/></text:span><text:span text:style-name="T128">         </text:span><text:span text:style-name="T129">}]</text:span><text:span text:style-name="T159"><text:line-break/></text:span><text:span text:style-name="T129">}</text:span><text:span text:style-name="T155">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0737134" text:continue-list="list30736919" text:style-name="Numbering_20_4">
        <text:list-item>
          <text:h text:style-name="P19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728980"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2"></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0756653" text:continue-numbering="true" text:style-name="Numbering_20_4">
        <text:list-item>
          <text:h text:style-name="P19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rfc5639"/><text:span text:style-name="T118">RFC 5639</text:span><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0738429" text:continue-numbering="true" text:style-name="Numbering_20_4">
        <text:list-item>
          <text:h text:style-name="P19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585509"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0752320" text:continue-list="list3073842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30608857" text:style-name="L7">
        <text:list-item>
          <text:p text:style-name="P175">Investigating “physical presence” GPIO options</text:p>
        </text:list-item>
        <text:list-item>
          <text:p text:style-name="P175">Language proofing</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 WebPKI.org, 2013-10-13<text:tab/>Page <text:page-number text:select-page="current">81</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36</meta:editing-cycles>
    <meta:editing-duration>PT61H03M44S</meta:editing-duration>
    <dc:title>Secure Key Store - API and Architecture</dc:title>
    <dc:date>2013-10-13T10:59:57.10</dc:date>
    <dc:creator>Anders Rundgren</dc:creator>
    <meta:document-statistic meta:table-count="121" meta:image-count="0" meta:object-count="6" meta:page-count="82" meta:paragraph-count="2248" meta:word-count="15977" meta:character-count="12269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